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90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54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5.969cm" svg:height="2.159cm" svg:x="12.049cm" svg:y="5.318cm">
          <draw:text-box>
            <text:p>Light LED3</text:p>
          </draw:text-box>
        </draw:frame>
        <draw:frame draw:style-name="gr1" draw:layer="layout" svg:width="5.969cm" svg:height="2.384cm" svg:x="1cm" svg:y="1cm">
          <draw:text-box>
            <text:p>Christopher Bero</text:p>
            <text:p>Fall 2014</text:p>
            <text:p>CPE 323</text:p>
          </draw:text-box>
        </draw:frame>
        <draw:frame draw:style-name="gr1" draw:layer="layout" svg:width="5.969cm" svg:height="2.159cm" svg:x="3.16cm" svg:y="5.319cm">
          <draw:text-box>
            <text:p>Is SW1 pressed?</text:p>
          </draw:text-box>
        </draw:frame>
        <draw:line draw:style-name="gr2" draw:text-style-name="P1" draw:layer="layout" svg:x1="7.731cm" svg:y1="5.318cm" svg:x2="13.065cm" svg:y2="5.318cm">
          <text:p text:style-name="P1">Yes</text:p>
          <text:p text:style-name="P1"/>
        </draw:line>
        <draw:frame draw:style-name="gr1" draw:layer="layout" svg:width="6.985cm" svg:height="2.159cm" svg:x="2.397cm" svg:y="8.493cm">
          <draw:text-box>
            <text:p>Does time still exist?</text:p>
          </draw:text-box>
        </draw:frame>
        <draw:frame draw:style-name="gr3" draw:layer="layout" svg:width="7.874cm" svg:height="2.794cm" svg:x="12.303cm" svg:y="8.493cm">
          <draw:text-box>
            <text:p>Good. Write time to serial every 100ms.</text:p>
          </draw:text-box>
        </draw:frame>
        <draw:line draw:style-name="gr2" draw:text-style-name="P1" draw:layer="layout" svg:x1="8.112cm" svg:y1="8.366cm" svg:x2="13.446cm" svg:y2="8.366cm">
          <text:p text:style-name="P1">Yes</text:p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3T13:47:32.285000000</meta:creation-date>
    <dc:date>2014-10-23T13:51:05.767000000</dc:date>
    <meta:editing-duration>PT3M36S</meta:editing-duration>
    <meta:editing-cycles>1</meta:editing-cycles>
    <meta:document-statistic meta:object-count="7"/>
    <meta:generator>LibreOffice/4.3.2.2$Windows_x86 LibreOffice_project/edfb5295ba211bd31ad47d0bad0118690f76407d</meta:generator>
  </office:meta>
</office:document-meta>
</file>